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journal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der letzten 3h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eines Zeitfensters auf und nutze dazu <text:span text:style-name="T1">--since</text:span> und <text:span text:style-name="T1">--unt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den Apache Webserver</text:p>
              </text:list-item>
              <text:list-item>
                <text:p>Liste alle Log-Meldungen zum Apache Unit auf und nutze dazu beide der folgenden Varianten:</text:p>
                <text:list>
                  <text:list-item>
                    <text:p><text:span text:style-name="T1">journalctl -u …</text:span></text:p>
                  </text:list-item>
                  <text:list-item>
                    <text:p><text:span text:style-name="T1">journalctl _SYSTEMD_UNIT=…</text:span></text:p>
                  </text:list-item>
                </text:list>
              </text:list-item>
              <text:list-item>
                <text:p>Benutze die option <text:span text:style-name="T1">-o verbo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Apache2 auf dem System</text:p>
              </text:list-item>
              <text:list-item>
                <text:p>Editiere /etc/apache2/httpd.conf und ändere den Parameter "AccessFileName" in "AceesFileName<text:span text:style-name="T2">s</text:span>" um</text:p>
              </text:list-item>
              <text:list-item>
                <text:p>Starte Apache neu und verwende eine Kombination von <text:span text:style-name="T1">systemctl status …</text:span> und <text:span text:style-name="T1">journalctl <text:s/>-u …</text:span> um den Fehler mittels Log-Analyse aufzu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3:07:00.435440529</dc:date>
    <meta:editing-duration>PT1H30M51S</meta:editing-duration>
    <meta:editing-cycles>14</meta:editing-cycles>
    <meta:generator>LibreOffice/5.2.0.4$Linux_X86_64 LibreOffice_project/20m0$Build-4</meta:generator>
    <dc:creator>Nicolas Christener</dc:creator>
    <meta:document-statistic meta:object-count="45"/>
  </office:meta>
</office:document-meta>
</file>